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75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337H19M29.126S" calcext:value-type="time">
            <text:p>337:19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table:number-columns-repeated="2"/>
          <table:table-cell table:formula="of:=IF([.G67]-[.F67] &gt; 0; [.G67]-[.F67]; 0)" office:value-type="time" office:time-value="PT00H00M00S" calcext:value-type="time">
            <text:p>00:00</text:p>
          </table:table-cell>
          <table:table-cell table:formula="of:=[.D67]+[.H67]" office:value-type="time" office:time-value="PT05H18M29.713S" calcext:value-type="time">
            <text:p>05:18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68]-[.B68] &gt; 0; [.C68]-[.B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8]-[.F68] &gt; 0; [.G68]-[.F68]; 0)" office:value-type="time" office:time-value="PT00H00M00S" calcext:value-type="time">
            <text:p>00:00</text:p>
          </table:table-cell>
          <table:table-cell table:formula="of:=[.D68]+[.H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9]-[.B69] &gt; 0; [.C69]-[.B6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9]-[.F69] &gt; 0; [.G69]-[.F69]; 0)" office:value-type="time" office:time-value="PT00H00M00S" calcext:value-type="time">
            <text:p>00:00</text:p>
          </table:table-cell>
          <table:table-cell table:formula="of:=[.D69]+[.H6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0]-[.B70] &gt; 0; [.C70]-[.B7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0]-[.F70] &gt; 0; [.G70]-[.F70]; 0)" office:value-type="time" office:time-value="PT00H00M00S" calcext:value-type="time">
            <text:p>00:00</text:p>
          </table:table-cell>
          <table:table-cell table:formula="of:=[.D70]+[.H7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1]-[.B71] &gt; 0; [.C71]-[.B7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05H18M29.713S" calcext:value-type="time">
            <text:p>05:18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4]-[.B74] &gt; 0; [.C74]-[.B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4]-[.F74] &gt; 0; [.G74]-[.F74]; 0)" office:value-type="time" office:time-value="PT00H00M00S" calcext:value-type="time">
            <text:p>00:00</text:p>
          </table:table-cell>
          <table:table-cell table:formula="of:=[.D74]+[.H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5]-[.B75] &gt; 0; [.C75]-[.B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5]-[.F75] &gt; 0; [.G75]-[.F75]; 0)" office:value-type="time" office:time-value="PT00H00M00S" calcext:value-type="time">
            <text:p>00:00</text:p>
          </table:table-cell>
          <table:table-cell table:formula="of:=[.D75]+[.H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76]-[.B76] &gt; 0; [.C76]-[.B7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6]-[.F76] &gt; 0; [.G76]-[.F76]; 0)" office:value-type="time" office:time-value="PT00H00M00S" calcext:value-type="time">
            <text:p>00:00</text:p>
          </table:table-cell>
          <table:table-cell table:formula="of:=[.D76]+[.H7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77]-[.B77] &gt; 0; [.C77]-[.B7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77]-[.F77] &gt; 0; [.G77]-[.F77]; 0)" office:value-type="time" office:time-value="PT00H00M00S" calcext:value-type="time">
            <text:p>00:00</text:p>
          </table:table-cell>
          <table:table-cell table:style-name="ce18" table:formula="of:=[.D77]+[.H7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79]-[.B79] &gt; 0; [.C79]-[.B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9]-[.F79] &gt; 0; [.G79]-[.F79]; 0)" office:value-type="time" office:time-value="PT00H00M00S" calcext:value-type="time">
            <text:p>00:00</text:p>
          </table:table-cell>
          <table:table-cell table:formula="of:=[.D79]+[.H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0]-[.B80] &gt; 0; [.C80]-[.B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0]-[.F80] &gt; 0; [.G80]-[.F80]; 0)" office:value-type="time" office:time-value="PT00H00M00S" calcext:value-type="time">
            <text:p>00:00</text:p>
          </table:table-cell>
          <table:table-cell table:formula="of:=[.D80]+[.H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1]-[.B81] &gt; 0; [.C81]-[.B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1]-[.F81] &gt; 0; [.G81]-[.F81]; 0)" office:value-type="time" office:time-value="PT00H00M00S" calcext:value-type="time">
            <text:p>00:00</text:p>
          </table:table-cell>
          <table:table-cell table:formula="of:=[.D81]+[.H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75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73"/>
          <table:table-cell table:style-name="ce75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8">00/00/0000</text:date>, <text:time style:data-style-name="N2" text:time-value="07:46:59.7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2-28T12:58:55.821000000</dc:date>
    <dc:creator>Benjamin Laws</dc:creator>
    <meta:editing-duration>P13DT6H29M44S</meta:editing-duration>
    <meta:editing-cycles>367</meta:editing-cycles>
    <meta:generator>LibreOffice/7.1.8.1$Windows_X86_64 LibreOffice_project/e1f30c802c3269a1d052614453f260e49458c82c</meta:generator>
    <meta:document-statistic meta:table-count="2" meta:cell-count="555" meta:object-count="0"/>
  </office:meta>
</office:document-meta>
</file>